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5cm" svg:stroke-color="#808080" draw:marker-start-width="0.95cm" draw:marker-end-width="0.95cm" draw:fill="none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cm" svg:height="2cm" svg:x="4cm" svg:y="5.3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" draw:text-style-name="P1" draw:layer="layout" svg:width="1.4cm" svg:height="1.4cm" svg:x="4.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1.9cm" svg:height="0.2cm" svg:x="6.7cm" svg:y="5.3cm">
              <text:p text:style-name="P1"><text:s/></text:p>
              <draw:enhanced-geometry svg:viewBox="0 0 21600 21600" draw:mirror-vertical="true" draw:glue-points="?f6 10800 10800 21600 ?f5 10800 10800 0" draw:text-areas="?f3 ?f3 ?f4 ?f4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" draw:text-style-name="P1" draw:layer="layout" svg:width="2.3cm" svg:height="2.3cm" svg:x="6.5cm" svg:y="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9cm" svg:height="1.9cm" svg:x="6.7cm" svg:y="3.2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6" draw:text-style-name="P1" draw:layer="layout" svg:width="2.626cm" svg:height="2.102cm" draw:transform="rotate (-3.14159265358979) translate (8.827cm 6.303cm)" svg:viewBox="0 0 2627 2103" svg:d="m2627 0h-2201l214 701h1774zm-426 1402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6" draw:text-style-name="P1" draw:layer="layout" svg:width="2.062cm" svg:height="1.502cm" draw:transform="rotate (-3.14159265358979) translate (8.463cm 6.203cm)" svg:viewBox="0 0 2063 1503" svg:d="m2063 0h-1800l131 501h1538zm-262 1002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7" draw:text-style-name="P1" draw:layer="layout" svg:x1="6.699cm" svg:y1="5.7cm" svg:x2="6.599cm" svg:y2="6.2cm">
              <text:p/>
            </draw:line>
            <draw:line draw:style-name="gr7" draw:text-style-name="P1" draw:layer="layout" svg:x1="6.899cm" svg:y1="5.7cm" svg:x2="6.799cm" svg:y2="6.2cm">
              <text:p/>
            </draw:line>
            <draw:line draw:style-name="gr7" draw:text-style-name="P1" draw:layer="layout" svg:x1="7.099cm" svg:y1="5.7cm" svg:x2="6.999cm" svg:y2="6.2cm">
              <text:p/>
            </draw:line>
            <draw:line draw:style-name="gr7" draw:text-style-name="P1" draw:layer="layout" svg:x1="7.199cm" svg:y1="5.7cm" svg:x2="7.199cm" svg:y2="6.2cm">
              <text:p/>
            </draw:line>
            <draw:line draw:style-name="gr7" draw:text-style-name="P1" draw:layer="layout" svg:x1="7.398cm" svg:y1="5.699cm" svg:x2="7.398cm" svg:y2="6.199cm">
              <text:p/>
            </draw:line>
            <draw:line draw:style-name="gr7" draw:text-style-name="P1" draw:layer="layout" svg:x1="7.499cm" svg:y1="5.7cm" svg:x2="7.599cm" svg:y2="6.2cm">
              <text:p/>
            </draw:line>
            <draw:line draw:style-name="gr7" draw:text-style-name="P1" draw:layer="layout" svg:x1="7.699cm" svg:y1="5.7cm" svg:x2="7.799cm" svg:y2="6.2cm">
              <text:p/>
            </draw:line>
            <draw:line draw:style-name="gr7" draw:text-style-name="P1" draw:layer="layout" svg:x1="7.899cm" svg:y1="5.7cm" svg:x2="7.999cm" svg:y2="6.2cm">
              <text:p/>
            </draw:line>
            <draw:line draw:style-name="gr7" draw:text-style-name="P1" draw:layer="layout" svg:x1="6.499cm" svg:y1="5.8cm" svg:x2="8.099cm" svg:y2="5.8cm">
              <text:p/>
            </draw:line>
            <draw:line draw:style-name="gr7" draw:text-style-name="P1" draw:layer="layout" svg:x1="6.498cm" svg:y1="5.899cm" svg:x2="8.098cm" svg:y2="5.899cm">
              <text:p/>
            </draw:line>
            <draw:line draw:style-name="gr7" draw:text-style-name="P1" draw:layer="layout" svg:x1="6.497cm" svg:y1="5.998cm" svg:x2="8.099cm" svg:y2="6cm">
              <text:p/>
            </draw:line>
            <draw:line draw:style-name="gr7" draw:text-style-name="P1" draw:layer="layout" svg:x1="6.399cm" svg:y1="6.1cm" svg:x2="8.199cm" svg:y2="6.1cm">
              <text:p/>
            </draw:line>
          </draw:g>
          <draw:custom-shape draw:style-name="gr8" draw:text-style-name="P1" draw:layer="layout" svg:width="0.3cm" svg:height="0.4cm" svg:x="8.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2" draw:layer="layout" svg:width="3.4cm" svg:height="5.6cm" svg:x="11.9cm" svg:y="1.8cm">
          <text:p text:style-name="P1"><text:span text:style-name="T1">184.12.14.124</text:span></text:p>
          <text:p text:style-name="P1"><text:span text:style-name="T1">19.85.15.90</text:span></text:p>
          <text:p text:style-name="P1"><text:span text:style-name="T1">19.83.50.92</text:span></text:p>
          <text:p text:style-name="P1"><text:span text:style-name="T1">68.73.68.58</text:span></text:p>
          <text:p text:style-name="P1"><text:span text:style-name="T1">76.87.116.58</text:span></text:p>
          <text:p text:style-name="P1"><text:span text:style-name="T1">175.81.75.28</text:span></text:p>
          <text:p text:style-name="P1"><text:span text:style-name="T1">.</text:span></text:p>
          <text:p text:style-name="P1"><text:span text:style-name="T1">.</text:span></text:p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8cm" svg:height="2.9cm" svg:x="10.6cm" svg:y="2.8cm">
          <text:p/>
          <draw:enhanced-geometry svg:viewBox="0 0 21600 21600" draw:glue-points="10800 0 3163 3163 0 10800 3163 18437 10800 21600 18437 18437 21600 10800 18437 3163" draw:text-areas="3163 3163 18437 18437" draw:type="ring" draw:modifiers="899.7500694251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1" draw:text-style-name="P1" draw:layer="layout" svg:x1="11.1cm" svg:y1="5.3cm" svg:x2="9.9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Murray</meta:initial-creator>
    <meta:creation-date>2013-03-11T15:25:20</meta:creation-date>
    <dc:date>2013-03-11T17:19:15</dc:date>
    <dc:creator>Luke </dc:creator>
    <meta:editing-duration>P0D</meta:editing-duration>
    <meta:editing-cycles>2</meta:editing-cycles>
    <meta:generator>LibreOffice/3.5$Linux_x86 LibreOffice_project/350m1$Build-2</meta:generator>
    <meta:document-statistic meta:object-count="27"/>
  </office:meta>
</office:document-meta>
</file>